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3ffe"/>
    </style:style>
    <style:style style:name="P2" style:family="paragraph" style:parent-style-name="Standard">
      <style:paragraph-properties fo:text-align="start" style:justify-single-word="false"/>
      <style:text-properties officeooo:paragraph-rsid="00193f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3ffe"/>
    </style:style>
    <style:style style:name="T1" style:family="text">
      <style:text-properties style:text-position="super 58%"/>
    </style:style>
    <style:style style:name="T2" style:family="text">
      <style:text-properties officeooo:rsid="00193ffe"/>
    </style:style>
    <style:style style:name="T3" style:family="text">
      <style:text-properties officeooo:rsid="001b3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2827701960610408163" text:style-name="L1">
        <text:list-item>
          <text:p text:style-name="P3">You throw a rock at 1<text:span text:style-name="T2">7</text:span> m/s directly toward the horizon, while standing at the edge of a <text:span text:style-name="T2">3</text:span>0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4714063867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3583799074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193624674659128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193623842553263" text:continue-numbering="true" text:style-name="L1">
        <text:list-item>
          <text:p text:style-name="P3">A soldier is practicing at the shooting range. The target is <text:span text:style-name="T2">3</text:span>5 meters away. <text:s/>His rifle has a muzzle-speed of <text:span text:style-name="T2">2</text:span>0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3745629907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5115161345" text:continue-numbering="true" text:style-name="L1">
        <text:list-item>
          <text:p text:style-name="P3">A pitcher throws a fastball at <text:span text:style-name="T2">25</text:span> m/s toward home plate, perfectly horizontal. <text:s/>The ball leaves his hand 1.<text:span text:style-name="T2">25</text:span>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5655486292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193625255154073" text:continue-numbering="true" text:style-name="L1">
        <text:list-item>
          <text:p text:style-name="P3"><text:soft-page-break/>A cannon is placed on a wall, <text:span text:style-name="T2">3</text:span>0 meters above the surrounding area. <text:s/>The cannon shoots cannonballs at a speed of 2<text:span text:style-name="T2">75</text:span>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4714659935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3644711466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3638834940" text:continue-numbering="true" text:style-name="L1">
        <text:list-item>
          <text:p text:style-name="P3">Billy-Bob rolls a bowling ball off a <text:span text:style-name="T2">3</text:span>0-meter high cliff. <text:s/>The ball lands <text:span text:style-name="T3">3</text:span>3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3624537623353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193624346510922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193624740541532" text:continue-numbering="true" text:style-name="L1">
        <text:list-item>
          <text:p text:style-name="P3">You are attempting to drive your car over a <text:span text:style-name="T2">1.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10-08T19:36:23.437760663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0.022394839</meta:creation-date>
    <meta:editing-duration>P0D</meta:editing-duration>
    <meta:editing-cycles>3</meta:editing-cycles>
    <meta:generator>LibreOffice/4.2.8.2$Linux_X86_64 LibreOffice_project/420$Build-2</meta:generator>
    <meta:initial-creator>Jonas Williamson</meta:initial-creator>
    <dc:date>2015-10-08T19:36:23.418841402</dc:date>
    <dc:creator>Jonas Williamson</dc:creator>
    <meta:document-statistic meta:table-count="0" meta:image-count="2" meta:object-count="0" meta:page-count="2" meta:paragraph-count="23" meta:word-count="343" meta:character-count="1753" meta:non-whitespace-character-count="1410"/>
  </office:meta>
</office:document-meta>
</file>